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tivations: Or Why you should keep reading this. </text:p>
      <text:p text:style-name="Standard"/>
      <text:p text:style-name="Standard">We're still in the dark on a lot of things. Datasets collected now range in size from a few observations to many In the examples discussed within this dissertation, the size of the data is not beyond comprehension. The GSS data has 3800 rows of data with about 1000 questions, while the ANES spoke with 1200 respondents asking about 200 questions, making data that can still be read in, picked apart, and parsed by the tools that are available to the average social scientist. We can still rely on statistical significance to give us an inkling of whether something should apply to the larger population. <text:s text:c="2"/>Dawn's coming, though.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 Rogers</meta:initial-creator>
    <meta:creation-date>2016-06-06T16:21:19</meta:creation-date>
    <dc:date>2016-06-06T16:52:06</dc:date>
    <dc:creator>Ben Rogers</dc:creator>
    <meta:editing-duration>PT30M48S</meta:editing-duration>
    <meta:editing-cycles>22</meta:editing-cycles>
    <meta:generator>OpenOffice/4.1.2$Unix OpenOffice.org_project/412m3$Build-9782</meta:generator>
    <meta:document-statistic meta:table-count="0" meta:image-count="0" meta:object-count="0" meta:page-count="1" meta:paragraph-count="2" meta:word-count="116" meta:character-count="681"/>
  </office:meta>
</office:document-meta>
</file>